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line-height="150%" fo:text-align="justify" style:justify-single-word="false" fo:text-indent="0in" style:auto-text-indent="true"/>
      <style:text-properties style:font-name="Times New Roman" fo:language="hu" fo:country="HU" officeooo:paragraph-rsid="000f2609"/>
    </style:style>
    <style:style style:name="P2" style:family="paragraph" style:parent-style-name="Abstract">
      <style:paragraph-properties fo:margin-top="0in" fo:margin-bottom="0.3in" loext:contextual-spacing="false" fo:break-before="page"/>
      <style:text-properties officeooo:paragraph-rsid="000f2609"/>
    </style:style>
    <style:style style:name="T1" style:family="text">
      <style:text-properties officeooo:rsid="000f2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ztra<text:span text:style-name="T1">k</text:span>t</text:p>
      <text:p text:style-name="P1">A dolgozat egyrészről bemutatja a Java 9-ben megjelent modulrendszert. Ismertetem a működését és gyakorlati alkalmazását példákon keresztül. A modulrendszer jelentősége ellenére másfél év eltelte után sem terjedt el igazán. Az olvasó megismerheti ennek lehetséges okait, és hogy mit jelent a modulrendszer használata egy Java fejlesztőnek. </text:p>
      <text:p text:style-name="P1">Másrészről bemutatom, hogyan lehet egy Java alkalmazásba kívülről logikát bekapcsolni. A dolgozat koncepciója szerint a logika hasonlatos az adathoz, vagyis dinamikusan cserélhető. Az olvasó megismerheti, hogyan tehető az alkalmazás a belső kód módosítása nélkül több hasonló feladatra alkalmasnak. Felvázolom a lehetséges technikai megoldásokat, körbejárva a biztonság kérdését is. Jelenleg nincs kész megoldás a külső logika biztonságos beépítésére egy Java alkalmazásba külső program használata nélkül. A dolgozatban is csupán részeredményeket sikerült elérnem. </text:p>
      <text:p text:style-name="P1">Bemutató célzattal elkészült egy alkalmazás, mely a Java modulrendszerre épül, és használ külső logikát. Az alkalmazás funkcionális szemlélettel készült, külső függvényekkel dolgozik, nem pedig a számított értékükkel. Ezek a függvények futásidőben cserélhetőek, és három különböző szkriptnyelven megírhatóak, de tetszőleges nyelv támogatása egyszerűen hozzáadható. A szkriptekkel együtt a UI egyes elemei is kívülről érkeznek, így a felület is dinamikusan változik. </text:p>
      <text:p text:style-name="P1">További kutatás tárgyát képezheti a valódi Java sandbox megvalósítása, melynek lehetőségeit előrevetítettem, de a témába már nem fért bele. Érdemes lenne alternatív módszert keresni egyrészt a körkörös referencia elkerülésére – az alkalmazott módszer kissé körülményes, másrészt az erősen korlátozott template alapú UI helyett érdemes megfontolni a REST-es megközelítést. Továbbá az alkalmazás jelenleg egyfelhasználós, az ismertetett módszerek üzleti környezetben csak akkor alkalmazhatóak, ha ez a korlátozás feloldásra kerül. </text:p>
      <text:p text:style-name="P1">Bízok benne hogy a dolgozat útmutatást nyújt a modulrendszerrel ismerkedőknek, és egy-egy új tényt mutat az abban jártasabbaknak is. Bízok abban, hogy munkám egy kiindulási alap lehet a valódi Java sandbox megvalósításához. Bízok abban is, hogy az olvasó egy új nézőponttal gazdagodik, miszerint a logikára lehet hasonlóan tekinteni, mint az adatra. Az ismertetett módszerek hasznosak lehetnek minden alkalmazáshoz, amely pluginokkal, snipetekkel vagy más külső logikával dolgoz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Végjegyzékek" style:family="paragraph" style:parent-style-name="Index" style:class="text">
      <style:paragraph-properties fo:margin-top="0.1in" fo:margin-bottom="0.6in" loext:contextual-spacing="false" fo:text-align="center" style:justify-single-word="false"/>
      <style:text-properties fo:text-transform="uppercase"/>
    </style:style>
    <style:style style:name="Abstract" style:family="paragraph" style:parent-style-name="Végjegyzékek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2:24:47.532979287</meta:creation-date>
    <dc:date>2019-04-30T22:26:12.830918351</dc:date>
    <meta:editing-duration>PT1M25S</meta:editing-duration>
    <meta:editing-cycles>1</meta:editing-cycles>
    <meta:document-statistic meta:table-count="0" meta:image-count="0" meta:object-count="0" meta:page-count="1" meta:paragraph-count="6" meta:word-count="308" meta:character-count="2390" meta:non-whitespace-character-count="2083"/>
    <meta:generator>LibreOffice/6.0.7.3$Linux_X86_64 LibreOffice_project/00m0$Build-3</meta:generator>
  </office:meta>
</office:document-meta>
</file>